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automatic-styles>
    <style:style style:name="Table1" style:family="table">
      <style:table-properties style:width="7.339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5847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736in"/>
    </style:style>
    <style:style style:name="Table1.E" style:family="table-column">
      <style:table-column-properties style:column-width="0.8174in"/>
    </style:style>
    <style:style style:name="Table1.F" style:family="table-column">
      <style:table-column-properties style:column-width="0.809in"/>
    </style:style>
    <style:style style:name="Table1.I" style:family="table-column">
      <style:table-column-properties style:column-width="0.8813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I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1in"/>
    </style:style>
    <style:style style:name="Table1.32" style:family="table-row">
      <style:table-row-properties style:min-row-height="0.316in"/>
    </style:style>
    <style:style style:name="Table1.74" style:family="table-row">
      <style:table-row-properties style:min-row-height="0.3125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4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5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6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7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8" style:family="paragraph" style:parent-style-name="Table_20_Contents">
      <style:text-properties style:font-name="UD Digi Kyokasho N-R" fo:font-size="12pt" officeooo:rsid="005c3001" officeooo:paragraph-rsid="005c3001" style:font-name-asian="UD Digi Kyokasho N-R" style:font-size-asian="12pt" style:language-asian="ja" style:country-asian="JP" style:font-size-complex="12pt"/>
    </style:style>
    <style:style style:name="P9" style:family="paragraph" style:parent-style-name="Table_20_Contents">
      <style:text-properties style:font-name="UD Digi Kyokasho N-R" fo:font-size="12pt" officeooo:rsid="005ef508" officeooo:paragraph-rsid="005ef508" style:font-name-asian="UD Digi Kyokasho N-R" style:font-size-asian="12pt" style:language-asian="ja" style:country-asian="JP" style:font-size-complex="12pt"/>
    </style:style>
    <style:style style:name="P10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11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12" style:family="paragraph" style:parent-style-name="Table_20_Contents">
      <style:text-properties style:font-name="UD Digi Kyokasho N-R" fo:font-size="20pt" officeooo:paragraph-rsid="0024f692" style:font-name-asian="UD Digi Kyokasho N-R" style:font-size-asian="20pt" style:font-size-complex="20pt"/>
    </style:style>
    <style:style style:name="P13" style:family="paragraph" style:parent-style-name="Table_20_Contents">
      <style:text-properties style:font-name="UD Digi Kyokasho N-R" fo:font-size="20pt" officeooo:paragraph-rsid="00446957" style:font-name-asian="UD Digi Kyokasho N-R" style:font-size-asian="20pt" style:font-size-complex="20pt"/>
    </style:style>
    <style:style style:name="P14" style:family="paragraph" style:parent-style-name="Table_20_Contents">
      <style:text-properties style:font-name="UD Digi Kyokasho N-R" fo:font-size="20pt" officeooo:paragraph-rsid="0037a4e7" style:font-name-asian="UD Digi Kyokasho N-R" style:font-size-asian="17.5pt" style:font-size-complex="20pt"/>
    </style:style>
    <style:style style:name="P15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6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P17" style:family="paragraph" style:parent-style-name="Table_20_Contents">
      <style:text-properties fo:font-variant="normal" fo:text-transform="none" style:font-name="UD Digi Kyokasho N-R" fo:font-size="20pt" officeooo:paragraph-rsid="005b52c5" style:font-name-asian="UD Digi Kyokasho N-R" style:font-size-asian="20pt" style:language-asian="zh" style:country-asian="CN" style:font-style-asian="normal" style:font-size-complex="20pt"/>
    </style:style>
    <style:style style:name="P18" style:family="paragraph" style:parent-style-name="Table_20_Contents">
      <style:paragraph-properties style:writing-mode="lr-tb"/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9" style:family="paragraph" style:parent-style-name="Table_20_Contents">
      <style:text-properties fo:font-size="20pt" style:font-name-asian="UD Digi Kyokasho N-R" style:font-size-asian="20pt" style:font-size-complex="20pt"/>
    </style:style>
    <style:style style:name="P20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fo:font-size="20pt" style:font-name-asian="UD Digi Kyokasho N-R" style:font-size-asian="20pt" style:font-size-complex="20pt"/>
    </style:style>
    <style:style style:name="T4" style:family="text">
      <style:text-properties fo:font-size="20pt" style:font-name-asian="UD Digi Kyokasho N-R" style:font-size-asian="20pt" style:language-asian="ja" style:country-asian="JP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6">Id</text:p>
          </table:table-cell>
          <table:table-cell table:style-name="Table1.A1" table:number-rows-spanned="2" office:value-type="string">
            <text:p text:style-name="P6">Radical</text:p>
          </table:table-cell>
          <table:table-cell table:style-name="Table1.A1" table:number-columns-spanned="6" office:value-type="string">
            <text:p text:style-name="P8"><text:s text:c="15"/>Elementar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8">Secondary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covered-table-cell table:style-name="Table1.I1"/>
        </table:table-row>
        <table:table-row table:style-name="Table1.3">
          <table:table-cell table:style-name="Table1.A2" office:value-type="string">
            <text:list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5">一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I3" office:value-type="string">
            <text:p text:style-name="P15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5">丨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I3" office:value-type="string">
            <text:p text:style-name="P15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 table:style-name="Table1.9"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Table_20_Contents"><text:span text:style-name="T2">人</text:span><text:span text:style-name="T3">亻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冂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6">又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3" office:value-type="string">
            <text:p text:style-name="P16"/>
          </table:table-cell>
        </table:table-row>
        <table:table-row table:style-name="Table1.32"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1">囗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土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士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ext:soft-page-break/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h text:style-name="P3" text:outline-level="1"><text:bookmark text:name="firstHeading1"/>子</text:h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I3" office:value-type="string">
            <text:h text:style-name="P3" text:outline-level="1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宀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2">小⺌𭕄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3" office:value-type="string">
            <text:p text:style-name="P12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廾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彡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9"><text:span text:style-name="T1">攴</text:span>攵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I3" office:value-type="string">
            <text:p text:style-name="P19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 table:style-name="Table1.74"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日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曰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0">木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4">田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I3" office:value-type="string">
            <text:p text:style-name="P14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><text:soft-page-break/>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13">行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I3" office:value-type="string">
            <text:p text:style-name="P13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h text:style-name="P3" text:outline-level="1"><text:bookmark text:name="firstHeading"/>金</text:h>
            <text:p text:style-name="P10"><text:soft-page-break/></text:p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A2" office:value-type="string">
            <text:h text:style-name="P3" text:outline-level="1"/>
          </table:table-cell>
          <table:table-cell table:style-name="Table1.I3" office:value-type="string">
            <text:h text:style-name="P3" text:outline-level="1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Table_20_Contents"><text:span text:style-name="T2">食　</text:span><text:span text:style-name="T4">飠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3" office:value-type="string">
            <text:p text:style-name="P20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><text:soft-page-break/>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4"/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3" office:value-type="string">
            <text:p text:style-name="P7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6:02:55.320434207</meta:creation-date>
    <dc:date>2024-01-10T15:06:16.086000000</dc:date>
    <meta:editing-duration>PT3H19M17S</meta:editing-duration>
    <meta:editing-cycles>61</meta:editing-cycles>
    <meta:generator>LibreOffice/7.6.4.1$Windows_X86_64 LibreOffice_project/e19e193f88cd6c0525a17fb7a176ed8e6a3e2aa1</meta:generator>
    <meta:document-statistic meta:table-count="1" meta:image-count="0" meta:object-count="0" meta:page-count="9" meta:paragraph-count="245" meta:word-count="250" meta:character-count="824" meta:non-whitespace-character-count="808"/>
  </office:meta>
</office:document-meta>
</file>